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a5a" officeooo:paragraph-rsid="000b4a5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0e9a" officeooo:paragraph-rsid="000e0e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af0d" officeooo:paragraph-rsid="000faf0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6544" officeooo:paragraph-rsid="0014654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5fff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60bb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b4a5a" officeooo:paragraph-rsid="000b4a5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d0825" officeooo:paragraph-rsid="000d082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e0e9a" officeooo:paragraph-rsid="000e0e9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faf0d" officeooo:paragraph-rsid="000faf0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14654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5fff4" officeooo:paragraph-rsid="0015fff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10d55" officeooo:paragraph-rsid="000faf0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2986d" officeooo:paragraph-rsid="000faf0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0faf0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5fff4" officeooo:paragraph-rsid="0015fff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60bb7" officeooo:paragraph-rsid="00160bb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71fec" officeooo:paragraph-rsid="00171fe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78a8f" officeooo:paragraph-rsid="00178a8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8ab61" officeooo:paragraph-rsid="0018ab6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afd54" officeooo:paragraph-rsid="001afd5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10d55" officeooo:paragraph-rsid="000faf0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2986d" officeooo:paragraph-rsid="000faf0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71fec" officeooo:paragraph-rsid="00171fe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78a8f" officeooo:paragraph-rsid="00178a8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8ab61" officeooo:paragraph-rsid="0018ab6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aa2ec" officeooo:paragraph-rsid="001aa2e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f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0d55" style:font-weight-asian="normal" style:font-weight-complex="normal"/>
    </style:style>
    <style:style style:name="T5" style:family="text">
      <style:text-properties fo:font-weight="normal" officeooo:rsid="0012986d" style:font-weight-asian="normal" style:font-weight-complex="normal"/>
    </style:style>
    <style:style style:name="T6" style:family="text">
      <style:text-properties fo:font-weight="normal" officeooo:rsid="00146544" style:font-weight-asian="normal" style:font-weight-complex="normal"/>
    </style:style>
    <style:style style:name="T7" style:family="text">
      <style:text-properties fo:font-weight="normal" officeooo:rsid="00160bb7" style:font-weight-asian="normal" style:font-weight-complex="normal"/>
    </style:style>
    <style:style style:name="T8" style:family="text">
      <style:text-properties fo:font-weight="normal" officeooo:rsid="0017613a" style:font-weight-asian="normal" style:font-weight-complex="normal"/>
    </style:style>
    <style:style style:name="T9" style:family="text">
      <style:text-properties officeooo:rsid="000faf0d"/>
    </style:style>
    <style:style style:name="T10" style:family="text">
      <style:text-properties officeooo:rsid="0015fff4"/>
    </style:style>
    <style:style style:name="T11" style:family="text">
      <style:text-properties officeooo:rsid="00160bb7"/>
    </style:style>
    <style:style style:name="T12" style:family="text">
      <style:text-properties officeooo:rsid="0018ab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zione progetto di programmazione 18/19 Scienze Informatiche.</text:p>
      <text:p text:style-name="P1"/>
      <text:p text:style-name="P1">Gruppo : </text:p>
      <text:p text:style-name="P1"/>
      <text:p text:style-name="P1"><text:s/>- Lorenzo Liso : <text:a xlink:type="simple" xlink:href="mailto:lorenzo.liso@studio.unibo.it" text:style-name="Internet_20_link" text:visited-style-name="Visited_20_Internet_20_Link">lorenzo.liso@studio.unibo.it</text:a></text:p>
      <text:p text:style-name="P1"><text:s/>- Gianluca Galletti: <text:a xlink:type="simple" xlink:href="mailto:gianluca.galletti3@studio.unibo.it" text:style-name="Internet_20_link" text:visited-style-name="Visited_20_Internet_20_Link">gianluca.galletti3@studio.unibo.it</text:a></text:p>
      <text:p text:style-name="P1"/>
      <text:p text:style-name="P1"/>
      <text:p text:style-name="P15">No Gravitar</text:p>
      <text:p text:style-name="P16"/>
      <text:p text:style-name="P3">Tecnologie utilizzate:</text:p>
      <text:p text:style-name="P3"/>
      <text:p text:style-name="P9">Il gioco realizzato in c/c++ utilizza oltre alle librerie standard, la libreria grafica open source SFML. Il programma è compilato tramite un MakeFile generato tramite l’utilizzo del progamma Cmake.Istruzioni piu dettagliate sull’installazione sono presenti nel file readme.md della repository di GitHub: &lt;url&gt;&lt;/url&gt;</text:p>
      <text:p text:style-name="P9"/>
      <text:p text:style-name="P3">Struttura del codice:</text:p>
      <text:p text:style-name="P3"/>
      <text:p text:style-name="P10">Il gioco è realizzato tramite l’utilizzo di classi, la classe che si occupa della logica di gioco vera e propria è la classe Game.hpp mentre le rimanenti definiscono principalmente le varie entità : Pianeta, Bunker, Fuel, Progliettili, Player…</text:p>
      <text:p text:style-name="P10">Sono presenti poi le classi ResourceHolder.hpp per gestire le risorse video,</text:p>
      <text:p text:style-name="P10">e TextNode.hpp per gestire sprite di testo.</text:p>
      <text:p text:style-name="P10"/>
      <text:p text:style-name="P3"/>
      <text:p text:style-name="P4">Game.hpp:</text:p>
      <text:p text:style-name="P4"/>
      <text:p text:style-name="P11">La Classe Game si occupa di gestire le meccaniche di gioco, muovere gli oggetti in visuale e disegnarli sulla finestra.</text:p>
      <text:p text:style-name="P11">Il metodo pubblico <text:span text:style-name="T1">Run</text:span><text:span text:style-name="T2">()</text:span><text:span text:style-name="T1"> </text:span>si occupa di aggiornare <text:span text:style-name="T11">in loop </text:span>le entità del gioco e <text:span text:style-name="T9">di gestire gli eventi utilizzando una tecnica chiamata </text:span><text:span text:style-name="T2">FixedTimeStep</text:span><text:span text:style-name="T9">, che permette di aggiornare gli oggetti di gioco passando come parametro alla fuzione </text:span><text:span text:style-name="T2">update()</text:span><text:span text:style-name="T9"> un tempo costante definito in TimePerFrame.Gli oggetti vengono poi disegnati in finestra tramite la funzione </text:span><text:span text:style-name="T2">draw()</text:span><text:span text:style-name="T9">.</text:span></text:p>
      <text:p text:style-name="P12">La classe si occupa anche di gestire i vari <text:span text:style-name="T1">stati di gioco </text:span>definiti tramite un enum chiamato gameState.</text:p>
      <text:p text:style-name="P12">Ci sono 4 stati di gioco:</text:p>
      <text:p text:style-name="P12"><text:tab/><text:span text:style-name="T1">start:</text:span></text:p>
      <text:p text:style-name="P12"><text:span text:style-name="T1"><text:tab/><text:tab/></text:span>in questo stato viene disegnato lo sprite con il titolo del gioco,</text:p>
      <text:p text:style-name="P12"><text:tab/><text:tab/>lo stato cambia quando il giocatore preme un tasto.</text:p>
      <text:p text:style-name="P5"><text:tab/>Universe:</text:p>
      <text:p text:style-name="P5"><text:tab/><text:tab/><text:span text:style-name="T3">il giocatore controlla la propria astronave nell’universo dove puo <text:tab/><text:tab/><text:tab/>atterrare </text:span><text:span text:style-name="T4">su un pianeta colpendolo con la propria astronave, cambiando lo <text:tab/><text:tab/>stato di gioco in InWorld. In Universe il codice controlla le collisioni tra </text:span><text:soft-page-break/><text:span text:style-name="T4"><text:tab/><text:tab/>i pianeti e che il <text:s/>giocatore non finisca oltre la schermata visibile di <text:tab/><text:tab/><text:tab/>gioco.</text:span></text:p>
      <text:p text:style-name="P17"><text:tab/></text:p>
      <text:p text:style-name="P26"><text:tab/>inWorld:</text:p>
      <text:p text:style-name="P5"><text:tab/><text:tab/><text:span text:style-name="T5">In questo stato il gioco si occupa di disegnare il terreno del pianeta e di <text:tab/><text:tab/>mostrare i bunker e le taniche di carburante.</text:span></text:p>
      <text:p text:style-name="P18"><text:tab/><text:tab/>Il codice controlla la posizione del giocatore e cambia la schermata di <text:tab/><text:tab/>gioco oppure lo stato di conseguenza, controlla inoltre se il giocatore sta <text:tab/><text:tab/>sparando oppure utilizzando il raggio traente per raccogliere il <text:tab/><text:tab/><text:tab/><text:tab/>carburante.</text:p>
      <text:p text:style-name="P18"><text:tab/><text:tab/>Si occupa inoltre di controllare le eventuali collisioni tra i progliettili e <text:tab/><text:tab/>le entità e dell’astronave con il terrento.</text:p>
      <text:p text:style-name="P18"/>
      <text:p text:style-name="P18"/>
      <text:p text:style-name="P27"><text:tab/>GameOver:</text:p>
      <text:p text:style-name="P5"><text:tab/></text:p>
      <text:p text:style-name="P5"><text:tab/><text:tab/><text:span text:style-name="T6">Questo stato si raggiunge quando il giocatore non ha piu vite oppure ha <text:tab/><text:tab/>esaurito il carburante. Viene mostrata la schermata di game over e lo <text:tab/><text:tab/><text:tab/>score finale.</text:span></text:p>
      <text:p text:style-name="P19"/>
      <text:p text:style-name="P6">World.hpp:</text:p>
      <text:p text:style-name="P6"/>
      <text:p text:style-name="P13">La classe world si occupa di gestire il pianeta sia nello stato Universe che in quello inWorld. Contiene un <text:span text:style-name="T1">vettore di seed</text:span> usati per generare i terreni nelle diverse schermate del pianeta e un vettore di vettori per i fuel e i bunker.</text:p>
      <text:p text:style-name="P13">All’ indice i del vettore di seed è presente il seed usato per generare il terreno della schermata i, allo stesso modo all’ indice i dei due vettori bunker e fuel è presente il <text:s/>vettore che contiene tutti i bunker/fuel attac<text:span text:style-name="T10">c</text:span>ati al relativo terreno.</text:p>
      <text:p text:style-name="P14">Il terreno è generato tramite una tecnica chiamata <text:span text:style-name="T1">midpoint displacement</text:span>:</text:p>
      <text:p text:style-name="P14"><text:a xlink:type="simple" xlink:href="https://bitesofcode.wordpress.com/2016/12/23/landscape-generation-using-midpoint-displacement/" text:style-name="Internet_20_link" text:visited-style-name="Visited_20_Internet_20_Link">https://bitesofcode.wordpress.com/2016/12/23/landscape-generation-using-midpoint-displacement/</text:a></text:p>
      <text:p text:style-name="P14"/>
      <text:p text:style-name="P7">ProjecileHandler.hpp:</text:p>
      <text:p text:style-name="P14"/>
      <text:p text:style-name="P8"><text:span text:style-name="T3">Questa classe si occupa di gestire tutti i progliettili in gioco utilizando un vettore di progliettili.Un oggetto di tipo ProjectileHandler è </text:span><text:span text:style-name="T7">instanziato in Game, tutte le entità che hanno la possibilità di sparare prendono come parametro nel costruttore un puntatore all’oggetto di tipo ProjectileHandler, e richiamano su di esso la funzione </text:span><text:span text:style-name="T11">addProjectile(Projectile) </text:span><text:span text:style-name="T7">per aggiungere un progliettile in gioco.</text:span></text:p>
      <text:p text:style-name="P21">La classe si occupa di aggiornare la posizione di tutti i progliettili e di distruggere i progliettili fuori dallo schermo.</text:p>
      <text:p text:style-name="P21"/>
      <text:p text:style-name="P28">ResourceHolder.hpp:</text:p>
      <text:p text:style-name="P28"/>
      <text:p text:style-name="P22"><text:soft-page-break/>Gestice tutte le risorse video, ogni classe che utilizza una texture ha come parametro nel costruttore un puntatore all’ oggetto di tipo ResourceHolder instanziato in game.</text:p>
      <text:p text:style-name="P28"/>
      <text:p text:style-name="P28">Player.hpp:</text:p>
      <text:p text:style-name="P28"><text:span text:style-name="T3"/></text:p>
      <text:p text:style-name="P28"><text:span text:style-name="T3">La classe che gestisce lo sprite dell’astronave, </text:span><text:span text:style-name="T8">i movimenti, la possibilita di sparare e di invocare il raggio traente. Ha dunque come argomenti nel costruttore puntatori a ResourceHolder e ProjectileHandler</text:span></text:p>
      <text:p text:style-name="P28"><text:span text:style-name="T8"/></text:p>
      <text:p text:style-name="P29">TextNode.hpp:</text:p>
      <text:p text:style-name="P29"/>
      <text:p text:style-name="P23">Gestisce una variabile di tipo sf::Text, usata per mostrare la vita del giocatore.</text:p>
      <text:p text:style-name="P23"/>
      <text:p text:style-name="P29">Fuel.hpp:</text:p>
      <text:p text:style-name="P23"/>
      <text:p text:style-name="P23">Classe che gestisce un singolo carburante, il tipo di fuel viene definito tramite un enum Type, e <text:span text:style-name="T12">la variabile mType inizializata nel costruttore riceve un valore casuale di tipo Type. A seconda del tipo dunque inizializziamo diversamente la capacita del fuel.</text:span></text:p>
      <text:p text:style-name="P23"/>
      <text:p text:style-name="P30">Bunker.hpp:</text:p>
      <text:p text:style-name="P30"/>
      <text:p text:style-name="P24">Come nella classe Fuel, questa classe gestisce un singolo bunker.Il tipo di bunker è definito casualmente nel costruttore tramite lo stesso procedimento di Fuel con un enum.Abbiamo utilizzato questo procedimento al posto di definire delle sottoclassi per evitare di utilizzare funzioni virtuali oppure dynamic_cast degli oggetti contenuti nel vettore di bunker dentro alla classe World.</text:p>
      <text:p text:style-name="P24"/>
      <text:p text:style-name="P31">Projectile.hpp:</text:p>
      <text:p text:style-name="P31"/>
      <text:p text:style-name="P25">Gestisce la singola entità progliettile, sono definiti i metodi per settare la direzione del progliettile e per aggiornare la sua posi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53:43.176016873</meta:creation-date>
    <dc:date>2019-06-28T12:33:23.332101973</dc:date>
    <meta:editing-duration>PT24M3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767" meta:character-count="5176" meta:non-whitespace-character-count="4404"/>
  </office:meta>
</office:document-meta>
</file>